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3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4" style:family="text">
      <style:text-properties fo:font-size="12.00pt" fo:font-weight="normal" fo:font-family="'@맑은 고딕'" style:font-family-asian="'@맑은 고딕'" style:font-family-complex="'@맑은 고딕'" fo:background-color="transparent" style:use-window-font-color="true"/>
    </style:style>
    <style:style style:name="T5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6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7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8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9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0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draw:frame text:anchor-type="as-char" svg:width="146.58mm" svg:height="92.34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2">서보모터 컨트롤 소스코드</text:span></text:p>
      <text:p text:style-name="P1"><text:span text:style-name="T3"/></text:p>
      <text:p text:style-name="P1"><text:span text:style-name="T3"/></text:p>
      <text:p text:style-name="P1"><draw:frame text:anchor-type="as-char" svg:width="146.58mm" svg:height="91.28mm" style:rel-width="scale" style:rel-height="scale"><draw:object-ole xlink:href="OleObj2"/><draw:image xlink:href="ObjectReplacements/OleObj2"/></draw:frame><text:span text:style-name="T3"/></text:p>
      <text:p text:style-name="P1"><text:span text:style-name="T4">arduino input<text:s text:c="2"/>5v ?</text:span></text:p>
      <text:p text:style-name="P1"><text:span text:style-name="T4">original time 11s<text:s text:c="6"/>total_time = 1s<text:s/></text:span><text:span text:style-name="T5">소요됨</text:span></text:p>
      <text:p text:style-name="P1"><text:span text:style-name="T6"/></text:p>
      <text:p text:style-name="P1"><text:span text:style-name="T7">이것으로는 반응이 느림</text:span></text:p>
      <text:p text:style-name="P1"><text:span text:style-name="T7">카메라로 보고 분류한후 1초후에 움직이면 real-time에 문제가 생길것이라 판단</text:span></text:p>
      <text:p text:style-name="P1"><text:span text:style-name="T7">시간을 줄이는 방법을 찾아야함.</text:span></text:p>
      <text:p text:style-name="P1"><text:span text:style-name="T8"/></text:p>
      <text:p text:style-name="P1"><text:span text:style-name="T9">----------------------------------------------------------</text:span></text:p>
      <text:p text:style-name="P1"><text:span text:style-name="T9">내가 1초 delay 줘서 1초 소요된거였음</text:span></text:p>
      <text:p text:style-name="P1"><text:span text:style-name="T9">0.009 초만에 시스템은 끝남 그러나 서보모터가 돌아가는데에 시간이 소요됨.</text:span></text:p>
      <text:p text:style-name="P1"><text:span text:style-name="T9">이부분은 해결해야하는 부분</text:span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